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775in" table:align="margins"/>
    </style:style>
    <style:style style:name="Table1.A" style:family="table-column">
      <style:table-column-properties style:column-width="5.925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240289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style="italic" officeooo:rsid="00240289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40289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19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7">eProsima </text:span><text:span text:style-name="T8">RPC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3">To install </text:span><text:span text:style-name="T15">eProsima </text:span><text:span text:style-name="T16">RPC</text:span><text:span text:style-name="T11"> </text:span><text:span text:style-name="T13">read the</text:span><text:span text:style-name="T1"> </text:span><text:a xlink:type="simple" xlink:href="file:///D:/Proyectos/rpcdds_restful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11"><text:span text:style-name="T13">To start using </text:span><text:span text:style-name="T15">eProsima </text:span><text:span text:style-name="T16">RPC</text:span><text:span text:style-name="T11"> </text:span><text:span text:style-name="T13">begin by reading the</text:span><text:span text:style-name="T1"> </text:span><text:a xlink:type="simple" xlink:href="file:///D:/Proyectos/rpcdds_restful/pdf/RPC%20-%20DDS%20-%20User%20Manual.pdf"><text:span text:style-name="T19">RPC DDS U</text:span></text:a><text:a xlink:type="simple" xlink:href="file:///D:/Proyectos/rpcdds_restful/pdf/RPC%20-%20DDS%20-%20User%20Manual.pdf">ser Manual</text:a> <text:span text:style-name="T19">(RPC over DDS)</text:span> <text:span text:style-name="T19">or </text:span><text:span text:style-name="T14">the</text:span><text:span text:style-name="T4"> </text:span><text:a xlink:type="simple" xlink:href="file:///D:/Proyectos/rpcdds_restful/pdf/RPC%20-%20REST%20-%20User%20Manual.pdf"><text:span text:style-name="T19">RPC REST User Manual</text:span></text:a><text:span text:style-name="T19">(RPC RESTful support)</text:span><text:span text:style-name="T1">. 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7">eProsima </text:span><text:span text:style-name="T18">RPC</text:span><text:span text:style-name="T11"> </text:span><text:span text:style-name="T12">C++ API can be consulted in the</text:span><text:span text:style-name="T1"> <text:s/></text:span><text:a xlink:type="simple" xlink:href="file:///D:/Proyectos/rpcdds_restful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8"/>
      <text:p text:style-name="P6">Copyright © 2013 eProsima. All rights reserved.</text:p>
      <text:p text:style-name="P5">This copy of <text:span text:style-name="T9">eProsima </text:span><text:span text:style-name="T10">RPC</text:span> is licensed to you under the terms described in the <text:span text:style-name="T19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09:38:12.997000000</dc:date>
    <meta:editing-duration>PT37M56S</meta:editing-duration>
    <meta:editing-cycles>51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44" meta:character-count="883" meta:non-whitespace-character-count="746"/>
  </office:meta>
</office:document-meta>
</file>